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able_20_Contents">
      <style:text-properties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text-align="end"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able_20_Contents">
      <style:text-properties fo:font-size="16pt" fo:font-weight="bold" style:font-size-asian="16pt" style:font-weight-asian="bold" style:font-size-complex="16pt" style:font-weight-complex="bold"/>
    </style:style>
    <style:style style:name="P9" style:family="paragraph" style:parent-style-name="Standard">
      <style:paragraph-properties fo:text-align="end"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normal" style:font-style-complex="normal" style:font-weight-complex="normal"/>
    </style:style>
    <style:style style:name="T7" style:family="text">
      <style:text-properties fo:font-size="14pt" fo:font-style="normal" fo:font-weight="normal" style:font-size-asian="14pt" style:font-style-asian="normal" style:font-weight-asian="bold" style:font-size-complex="14pt" style:font-style-complex="normal" style:font-weight-complex="bold"/>
    </style:style>
    <style:style style:name="T8" style:family="text">
      <style:text-properties fo:font-size="7pt" fo:font-weight="normal"/>
    </style:style>
    <style:style style:name="T9" style:family="text">
      <style:text-properties fo:color="#ff0000" fo:font-weight="bold"/>
    </style:style>
    <style:style style:name="T10" style:family="text">
      <style:text-properties fo:color="#339933" fo:font-weight="bold"/>
    </style:style>
    <style:style style:name="T11" style:family="text">
      <style:text-properties fo:font-weight="bold"/>
    </style:style>
    <style:style style:name="T12"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rendre le cryptage RSA avec . . de vrais cadenas . . </text:p>
      <text:p text:style-name="P9"><text:span text:style-name="T12"><text:s/></text:span>Sujet «unplugged» (sans ordinateur)</text:p>
      <text:p text:style-name="P9"/>
      <text:p text:style-name="P5">Source : <text:a xlink:type="simple" xlink:href="http://sebsauvage.net/comprendre/encryptage/crypto_asy2.html">http://sebsauvage.net/comprendre/encryptage/crypto_asy2.html</text:a></text:p>
      <text:p text:style-name="Table_20_Contents"><text:span text:style-name="T7">Prendre un coffre avec un cadenas à clé pour jouer à Alice et Bob </text:span><text:span text:style-name="T5">(parfois </text:span><text:span text:style-name="T6">Bernard</text:span><text:span text:style-name="T5"> en </text:span><text:a xlink:type="simple" xlink:href="http://fr.wikipedia.org/wiki/Français"><text:span text:style-name="T5">français</text:span></text:a><text:span text:style-name="T5">). </text:span><text:span text:style-name="T6">Eve</text:span><text:span text:style-name="T5">, est un écouteur externe (de l'</text:span><text:a xlink:type="simple" xlink:href="http://fr.wikipedia.org/wiki/Anglais"><text:span text:style-name="T5">anglais</text:span></text:a><text:span text:style-name="T5"> </text:span><text:span text:style-name="T3">eavesdropper</text:span><text:span text:style-name="T5">), est un attaquant passif. Tandis qu'elle peut écouter les échanges d'Alice et de Bob, elle ne peut pas les modifier.</text:span></text:p>
      <text:p text:style-name="P2"><text:s/></text:p>
      <text:h text:style-name="Heading_20_3" text:outline-level="3" text:is-list-header="true"><text:bookmark text:name="Chiffrement"/>Chiffrement</text:h>
      <text:p text:style-name="Text_20_body">Un des rôles de la clé publique est de permettre le <text:a xlink:type="simple" xlink:href="http://fr.wikipedia.org/wiki/Chiffrement">chiffrement</text:a> ; c'est donc cette clé qu'utilisera Bob pour envoyer des messages chiffrés à Alice. L'autre clé — l'information secrète — sert à <text:span text:style-name="T1">dé</text:span>chiffrer. Ainsi, Alice, et elle seule, peut prendre connaissance des messages de Bob, à condition que la brèche ne soit pas trouvée.</text:p>
      <text:p text:style-name="Text_20_body">Alice a choisi un coffre à cadenas. Elle l'envoie ouvert à Bob, et en garde la clé. Lorsque Bob veut écrire à Alice, il y dépose son message, ferme le coffre, et le renvoie à Alice. À sa réception, seule Alice peut ouvrir le coffre, puisqu'elle seule en possède la clé, à supposer le coffre inviolable, et que personne ne puisse retrouver la clé. Voir ce que peut faire Eve contre cela.</text:p>
      <text:h text:style-name="Heading_20_3" text:outline-level="3" text:is-list-header="true"><text:bookmark text:name="Authentification_de_l.27origine"/>Authentification de l'origine</text:h>
      <text:p text:style-name="Text_20_body">D'autre part, l'utilisation par Alice de sa clé privée sur le <text:a xlink:type="simple" xlink:href="http://fr.wikipedia.org/wiki/Fonction_de_hash">condensat</text:a> d'un message, permettra à Bob de vérifier que le message provient bien d'Alice : il appliquera la clé publique d'Alice au condensat fourni (condensat chiffré avec la clé privée d'Alice) et retrouve donc le condensat original du message. Il lui suffira de comparer le condensat ainsi obtenu et le condensat réel du message pour savoir si Alice est bien l'expéditeur. C'est donc ainsi que Bob sera rassuré sur l'origine du message reçu : il appartient bien à Alice. C'est sur ce mécanisme notamment que fonctionne la <text:a xlink:type="simple" xlink:href="http://fr.wikipedia.org/wiki/Signature_numérique">signature numérique</text:a>.</text:p>
      <text:p text:style-name="Text_20_body">Alice diffuse la clé publique du coffre et place un message dans le coffre-fort qu'elle ferme avant de l'envoyer à Bob. Si Bob parvient à l'aide de la clé publique d'Alice dont il dispose à ouvrir le coffre-fort c'est que c'est bien celui d'Alice et donc que c'est bien elle qui y a placé le message. Voir ce que peut faire Eve contre cela. Puis detailler l'authentification plus compelxe à partir de <text:a xlink:type="simple" xlink:href="http://fr.wikipedia.org/wiki/Cryptographie_asymétrique#M.C3.A9canismes_d.27authentification">http://fr.wikipedia.org/wiki/Cryptographie_asymétrique#M.C3.A9canismes_d.27authentification</text:a></text:p>
      <text:p text:style-name="Text_20_body"/>
      <text:p text:style-name="Text_20_body">Par exemple, si Bob reçoit un message, comment peut-il être sûr qu'il provient bien d'Alice ? Quelqu'un pourrait très bien encrypter un message et l'envoyer à Bob en se faisant passer pour Alice.</text:p>
      <text:p text:style-name="Text_20_body">Avec les algorithmes assymétriques, on peut signer un message. Soit:</text:p>
      <text:list xml:id="list335299543" text:style-name="L1">
        <text:list-item>
          <text:p text:style-name="P6"><text:span text:style-name="T9">A:E</text:span> Clé publique d'Alice (utilisée pour encrypter) donnée à tout le monde. </text:p>
        </text:list-item>
        <text:list-item>
          <text:p text:style-name="P3"><text:span text:style-name="T10">A:D</text:span> Clé privée d'Alice (utilisée pour décrypter) </text:p>
        </text:list-item>
      </text:list>
      <text:list xml:id="list825705615" text:style-name="L2">
        <text:list-item>
          <text:p text:style-name="P7"><text:span text:style-name="T9">B:E</text:span> Clé publique de Bob (utilisée pour encrypter) donnée à tout le monde. </text:p>
        </text:list-item>
        <text:list-item>
          <text:p text:style-name="P4"><text:span text:style-name="T10">B:D</text:span> Clé privée de Bob (utilisée pour décrypter) </text:p>
        </text:list-item>
      </text:list>
      <text:p text:style-name="Text_20_body">Alice possède sa clé privée (<text:span text:style-name="T10">A:D</text:span>) et la clé publique de Bob (<text:span text:style-name="T9">B:E</text:span>).<text:line-break/>Bob possède sa clé privée (<text:span text:style-name="T10">B:D</text:span>) et la clé publique d'Alice (<text:span text:style-name="T9">A:E</text:span>).</text:p>
      <text:p text:style-name="Text_20_body"> </text:p>
      <text:p text:style-name="Text_20_body"><text:soft-page-break/>Quand Alice veut envoyer un message à Bob, Alice décrypte avec sa clé privée (<text:span text:style-name="T10">A:D</text:span>) pour signer le message puis l'encrypte avec la clé publique de Bob (<text:span text:style-name="T9">B:E</text:span>).</text:p>
      <text:p text:style-name="Text_20_body"> </text:p>
      <text:p text:style-name="P1"><draw:frame draw:style-name="fr1" draw:name="graphics7" text:anchor-type="as-char" svg:width="4.5165in" svg:height="2.5055in" draw:z-index="0"><draw:image xlink:href="http://sebsauvage.net/comprendre/encryptage/crypto_asym4.gif" xlink:type="simple" xlink:show="embed" xlink:actuate="onLoad"/><svg:title>(GIF 8 ko)</svg:title></draw:frame></text:p>
      <text:p text:style-name="Text_20_body"> </text:p>
      <text:p text:style-name="Text_20_body">Quand Bob reçoit le message, il le décrypte avec sa clé privée (<text:span text:style-name="T10">B:D</text:span>), puis l'encrypte avec la clé publique d'Alice (<text:span text:style-name="T9">A:E</text:span>).<text:line-break/>Si il parvient à obtenir le message en clair en <text:span text:style-name="T11">encryptant</text:span> avec la clé publique d'Alice (<text:span text:style-name="T9">A:E</text:span>), alors il est sûr que ce message vient bien d'Alice puisque Alice est la seule à posséder la clé privée correspondante (<text:span text:style-name="T10">A:D</text:span>) qui permet de <text:span text:style-name="T11">décrypter</text:span> le messa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erry Vieville</meta:initial-creator>
    <meta:creation-date>2010-12-30T17:35:57</meta:creation-date>
    <dc:date>2010-12-30T17:43:08</dc:date>
    <dc:creator>Thierry Vieville</dc:creator>
    <meta:editing-duration>PT00H02M37S</meta:editing-duration>
    <meta:editing-cycles>2</meta:editing-cycles>
    <meta:generator>OpenOffice.org/3.1$Linux OpenOffice.org_project/310m19$Build-9420</meta:generator>
    <meta:document-statistic meta:table-count="0" meta:image-count="1" meta:object-count="0" meta:page-count="2" meta:paragraph-count="24" meta:word-count="576" meta:character-count="3466"/>
  </office:meta>
</office:document-meta>
</file>